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43" table:style-name="ta1">
        <table:shapes>
          <draw:frame draw:z-index="0" draw:style-name="gr1" draw:text-style-name="P1" svg:width="159.99mm" svg:height="89.99mm" svg:x="124.5mm" svg:y="94.83mm">
            <loext:p draw:notify-on-update-of-ranges="test243.B2:test243.B32 test243.F1:test243.F1 test243.F2:test243.F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4.77mm" svg:y="73.31mm">
            <loext:p draw:notify-on-update-of-ranges="test243.B2:test243.B32 test243.G1:test243.G1 test243.G2:test243.G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24.92mm" svg:y="1mm">
            <loext:p draw:notify-on-update-of-ranges="test243.G1:test243.G1 test243.G2:test243.G32 test243.C1:test243.C1 test243.C2:test243.C32 test243.G1:test243.G1 test243.G2:test243.G32 test243.D1:test243.D1 test243.D2:test243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304.77mm" svg:y="0.01mm">
            <loext:p draw:notify-on-update-of-ranges="test243.B2:test243.B32 test243.C1:test243.C1 test243.C2:test243.C32 test243.D1:test243.D1 test243.D2:test243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3</text:p>
          </table:table-cell>
          <table:table-cell office:value-type="float" office:value="0.17259" calcext:value-type="float">
            <text:p>0.17259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" calcext:value-type="float">
            <text:p>0</text:p>
          </table:table-cell>
          <table:table-cell office:value-type="float" office:value="16821" calcext:value-type="float">
            <text:p>168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4</text:p>
          </table:table-cell>
          <table:table-cell office:value-type="float" office:value="0.072293" calcext:value-type="float">
            <text:p>0.07229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" calcext:value-type="float">
            <text:p>0</text:p>
          </table:table-cell>
          <table:table-cell office:value-type="float" office:value="23396" calcext:value-type="float">
            <text:p>233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5</text:p>
          </table:table-cell>
          <table:table-cell office:value-type="float" office:value="0.24857" calcext:value-type="float">
            <text:p>0.24857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27258" calcext:value-type="float">
            <text:p>272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6</text:p>
          </table:table-cell>
          <table:table-cell office:value-type="float" office:value="0.306667" calcext:value-type="float">
            <text:p>0.306667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" calcext:value-type="float">
            <text:p>0</text:p>
          </table:table-cell>
          <table:table-cell office:value-type="float" office:value="26724" calcext:value-type="float">
            <text:p>267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7</text:p>
          </table:table-cell>
          <table:table-cell office:value-type="float" office:value="0.162069" calcext:value-type="float">
            <text:p>0.162069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" calcext:value-type="float">
            <text:p>0</text:p>
          </table:table-cell>
          <table:table-cell office:value-type="float" office:value="14362" calcext:value-type="float">
            <text:p>143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8</text:p>
          </table:table-cell>
          <table:table-cell office:value-type="float" office:value="0.156133" calcext:value-type="float">
            <text:p>0.156133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" calcext:value-type="float">
            <text:p>0</text:p>
          </table:table-cell>
          <table:table-cell office:value-type="float" office:value="37225" calcext:value-type="float">
            <text:p>3722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49</text:p>
          </table:table-cell>
          <table:table-cell office:value-type="float" office:value="0.070466" calcext:value-type="float">
            <text:p>0.070466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24214" calcext:value-type="float">
            <text:p>242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0</text:p>
          </table:table-cell>
          <table:table-cell office:value-type="float" office:value="0.113036" calcext:value-type="float">
            <text:p>0.11303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" calcext:value-type="float">
            <text:p>0</text:p>
          </table:table-cell>
          <table:table-cell office:value-type="float" office:value="21766" calcext:value-type="float">
            <text:p>217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1</text:p>
          </table:table-cell>
          <table:table-cell office:value-type="float" office:value="0.141386" calcext:value-type="float">
            <text:p>0.14138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23789" calcext:value-type="float">
            <text:p>237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2</text:p>
          </table:table-cell>
          <table:table-cell office:value-type="float" office:value="0.097354" calcext:value-type="float">
            <text:p>0.097354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" calcext:value-type="float">
            <text:p>0</text:p>
          </table:table-cell>
          <table:table-cell office:value-type="float" office:value="24390" calcext:value-type="float">
            <text:p>243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3</text:p>
          </table:table-cell>
          <table:table-cell office:value-type="float" office:value="0.090029" calcext:value-type="float">
            <text:p>0.090029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" calcext:value-type="float">
            <text:p>0</text:p>
          </table:table-cell>
          <table:table-cell office:value-type="float" office:value="26553" calcext:value-type="float">
            <text:p>2655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4</text:p>
          </table:table-cell>
          <table:table-cell office:value-type="float" office:value="0.093715" calcext:value-type="float">
            <text:p>0.093715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20099" calcext:value-type="float">
            <text:p>200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5</text:p>
          </table:table-cell>
          <table:table-cell office:value-type="float" office:value="0.093502" calcext:value-type="float">
            <text:p>0.093502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" calcext:value-type="float">
            <text:p>0</text:p>
          </table:table-cell>
          <table:table-cell office:value-type="float" office:value="20781" calcext:value-type="float">
            <text:p>207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21547" calcext:value-type="float">
            <text:p>215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7</text:p>
          </table:table-cell>
          <table:table-cell office:value-type="float" office:value="0.105613" calcext:value-type="float">
            <text:p>0.105613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" calcext:value-type="float">
            <text:p>0</text:p>
          </table:table-cell>
          <table:table-cell office:value-type="float" office:value="31223" calcext:value-type="float">
            <text:p>312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8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" calcext:value-type="float">
            <text:p>0</text:p>
          </table:table-cell>
          <table:table-cell office:value-type="float" office:value="21818" calcext:value-type="float">
            <text:p>218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string" calcext:value-type="string">
            <text:p>14:28:59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" calcext:value-type="float">
            <text:p>0</text:p>
          </table:table-cell>
          <table:table-cell office:value-type="float" office:value="20339" calcext:value-type="float">
            <text:p>20339</text:p>
          </table:table-cell>
          <table:table-cell office:value-type="float" office:value="402" calcext:value-type="float">
            <text:p>402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0</text:p>
          </table:table-cell>
          <table:table-cell office:value-type="float" office:value="0.178385" calcext:value-type="float">
            <text:p>0.178385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" calcext:value-type="float">
            <text:p>0</text:p>
          </table:table-cell>
          <table:table-cell office:value-type="float" office:value="21854" calcext:value-type="float">
            <text:p>218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1</text:p>
          </table:table-cell>
          <table:table-cell office:value-type="float" office:value="0.132105" calcext:value-type="float">
            <text:p>0.13210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" calcext:value-type="float">
            <text:p>0</text:p>
          </table:table-cell>
          <table:table-cell office:value-type="float" office:value="18720" calcext:value-type="float">
            <text:p>187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2</text:p>
          </table:table-cell>
          <table:table-cell office:value-type="float" office:value="0.415798" calcext:value-type="float">
            <text:p>0.415798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" calcext:value-type="float">
            <text:p>0</text:p>
          </table:table-cell>
          <table:table-cell office:value-type="float" office:value="19763" calcext:value-type="float">
            <text:p>19763</text:p>
          </table:table-cell>
          <table:table-cell office:value-type="float" office:value="402" calcext:value-type="float">
            <text:p>402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3</text:p>
          </table:table-cell>
          <table:table-cell office:value-type="float" office:value="1.017995" calcext:value-type="float">
            <text:p>1.017995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" calcext:value-type="float">
            <text:p>0</text:p>
          </table:table-cell>
          <table:table-cell office:value-type="float" office:value="19859" calcext:value-type="float">
            <text:p>19859</text:p>
          </table:table-cell>
          <table:table-cell office:value-type="float" office:value="390" calcext:value-type="float">
            <text:p>390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4</text:p>
          </table:table-cell>
          <table:table-cell office:value-type="float" office:value="4.489357" calcext:value-type="float">
            <text:p>4.489357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" calcext:value-type="float">
            <text:p>0</text:p>
          </table:table-cell>
          <table:table-cell office:value-type="float" office:value="23308" calcext:value-type="float">
            <text:p>23308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5</text:p>
          </table:table-cell>
          <table:table-cell office:value-type="float" office:value="8.570578" calcext:value-type="float">
            <text:p>8.570578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" calcext:value-type="float">
            <text:p>0</text:p>
          </table:table-cell>
          <table:table-cell office:value-type="float" office:value="27962" calcext:value-type="float">
            <text:p>27962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6</text:p>
          </table:table-cell>
          <table:table-cell office:value-type="float" office:value="21.045697" calcext:value-type="float">
            <text:p>21.045697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" calcext:value-type="float">
            <text:p>0</text:p>
          </table:table-cell>
          <table:table-cell office:value-type="float" office:value="14365" calcext:value-type="float">
            <text:p>14365</text:p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7</text:p>
          </table:table-cell>
          <table:table-cell office:value-type="float" office:value="32.860125" calcext:value-type="float">
            <text:p>32.860125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8</text:p>
          </table:table-cell>
          <table:table-cell office:value-type="float" office:value="31.380825" calcext:value-type="float">
            <text:p>31.38082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09</text:p>
          </table:table-cell>
          <table:table-cell office:value-type="float" office:value="31.813088" calcext:value-type="float">
            <text:p>31.813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25</text:p>
          </table:table-cell>
          <table:table-cell office:value-type="float" office:value="16.354651" calcext:value-type="float">
            <text:p>16.35465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33</text:p>
          </table:table-cell>
          <table:table-cell office:value-type="float" office:value="8.528673" calcext:value-type="float">
            <text:p>8.52867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37</text:p>
          </table:table-cell>
          <table:table-cell office:value-type="float" office:value="3.67201" calcext:value-type="float">
            <text:p>3.6720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1-10</text:p>
          </table:table-cell>
          <table:table-cell office:value-type="string" calcext:value-type="string">
            <text:p>14:29:39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09:37:17.484072404</dc:date>
    <meta:editing-duration>PT4M32S</meta:editing-duration>
    <meta:editing-cycles>1</meta:editing-cycles>
    <meta:document-statistic meta:table-count="1" meta:cell-count="22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8cm" svg:y="0.315cm" chart:style-name="ch2">
          <text:p>Test 243 scattergram</text:p>
        </chart:title>
        <chart:legend chart:legend-position="end" svg:x="14.001cm" svg:y="4.005cm" style:legend-expansion="high" chart:style-name="ch3"/>
        <chart:plot-area chart:style-name="ch4" table:cell-range-address="test243.G1:test243.G32 test243.C1:test243.D32" chart:data-source-has-labels="row" svg:x="1.279cm" svg:y="1.248cm" svg:width="12.402cm" svg:height="6.643cm">
          <chartooo:coordinate-region svg:x="2.191cm" svg:y="1.421cm" svg:width="11.21cm" svg:height="5.876cm"/>
          <chart:axis chart:dimension="x" chart:name="primary-x" chart:style-name="ch5">
            <chart:title svg:x="6.669cm" svg:y="8.071cm" chart:style-name="ch6">
              <text:p>Load, TPS</text:p>
            </chart:title>
          </chart:axis>
          <chart:axis chart:dimension="y" chart:name="primary-y" chart:style-name="ch5">
            <chart:title svg:x="0.451cm" svg:y="5.195cm" chart:style-name="ch7">
              <text:p>RT, Sec</text:p>
            </chart:title>
            <chart:grid chart:style-name="ch8" chart:class="major"/>
          </chart:axis>
          <chart:series chart:style-name="ch9" chart:values-cell-range-address="test243.C2:test243.C32" chart:label-cell-address="test243.C1:test243.C1" chart:class="chart:scatter">
            <chart:domain table:cell-range-address="test243.G2:test243.G32"/>
            <chart:data-point chart:repeated="17"/>
          </chart:series>
          <chart:series chart:style-name="ch10" chart:values-cell-range-address="test243.D2:test243.D32" chart:label-cell-address="test243.D1:test243.D1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43.C1:test243.C1</svg:desc>
                </draw:g>
              </table:table-cell>
              <table:table-cell office:value-type="string">
                <text:p>xfertime</text:p>
                <draw:g>
                  <svg:desc>test243.D1:test24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test243.G2:test243.G32</svg:desc>
                </draw:g>
              </table:table-cell>
              <table:table-cell office:value-type="float" office:value="0.17259">
                <text:p>0.17259</text:p>
                <draw:g>
                  <svg:desc>test243.C2:test243.C32</svg:desc>
                </draw:g>
              </table:table-cell>
              <table:table-cell office:value-type="float" office:value="0.000506">
                <text:p>0.000506</text:p>
                <draw:g>
                  <svg:desc>test243.D2:test243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72293">
                <text:p>0.072293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24857">
                <text:p>0.24857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306667">
                <text:p>0.306667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162069">
                <text:p>0.162069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">
                <text:p>158</text:p>
              </table:table-cell>
              <table:table-cell office:value-type="float" office:value="0.156133">
                <text:p>0.156133</text:p>
              </table:table-cell>
              <table:table-cell office:value-type="float" office:value="0.002556">
                <text:p>0.002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70466">
                <text:p>0.070466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113036">
                <text:p>0.113036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141386">
                <text:p>0.141386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97354">
                <text:p>0.097354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0.090029">
                <text:p>0.090029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93715">
                <text:p>0.093715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93502">
                <text:p>0.093502</text:p>
              </table:table-cell>
              <table:table-cell office:value-type="float" office:value="0.000587">
                <text:p>0.000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99">
                <text:p>0.099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105613">
                <text:p>0.105613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7">
                <text:p>357</text:p>
              </table:table-cell>
              <table:table-cell office:value-type="float" office:value="0.155923">
                <text:p>0.155923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">
                <text:p>402</text:p>
              </table:table-cell>
              <table:table-cell office:value-type="float" office:value="0.1452">
                <text:p>0.1452</text:p>
              </table:table-cell>
              <table:table-cell office:value-type="float" office:value="0.000677">
                <text:p>0.000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5cm" chart:style-name="ch2">
          <text:p>Test 243, 100-800 TPS</text:p>
        </chart:title>
        <chart:legend chart:legend-position="end" svg:x="14.398cm" svg:y="4.227cm" style:legend-expansion="high" chart:style-name="ch3"/>
        <chart:plot-area chart:style-name="ch4" table:cell-range-address="test243.B2:test243.B32 test243.F1:test243.F32" chart:data-source-has-labels="both" svg:x="0.32cm" svg:y="1.248cm" svg:width="13.758cm" svg:height="7.572cm">
          <chartooo:coordinate-region svg:x="1.497cm" svg:y="1.248cm" svg:width="12.581cm" svg:height="5.97cm"/>
          <chart:axis chart:dimension="x" chart:name="primary-x" chart:style-name="ch5" chartooo:axis-type="auto">
            <chartooo:date-scale/>
            <chart:categories table:cell-range-address="test243.B2:test243.B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3.F2:test243.F32" chart:label-cell-address="test243.F1:test243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43.F1:test24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28:43</text:p>
                <draw:g>
                  <svg:desc>test243.B2:test243.B32</svg:desc>
                </draw:g>
              </table:table-cell>
              <table:table-cell office:value-type="float" office:value="16821">
                <text:p>16821</text:p>
                <draw:g>
                  <svg:desc>test243.F2:test243.F32</svg:desc>
                </draw:g>
              </table:table-cell>
            </table:table-row>
            <table:table-row>
              <table:table-cell office:value-type="string">
                <text:p>14:28:44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14:28:45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string">
                <text:p>14:28:46</text:p>
              </table:table-cell>
              <table:table-cell office:value-type="float" office:value="26724">
                <text:p>26724</text:p>
              </table:table-cell>
            </table:table-row>
            <table:table-row>
              <table:table-cell office:value-type="string">
                <text:p>14:28:47</text:p>
              </table:table-cell>
              <table:table-cell office:value-type="float" office:value="14362">
                <text:p>14362</text:p>
              </table:table-cell>
            </table:table-row>
            <table:table-row>
              <table:table-cell office:value-type="string">
                <text:p>14:28:48</text:p>
              </table:table-cell>
              <table:table-cell office:value-type="float" office:value="37225">
                <text:p>37225</text:p>
              </table:table-cell>
            </table:table-row>
            <table:table-row>
              <table:table-cell office:value-type="string">
                <text:p>14:28:49</text:p>
              </table:table-cell>
              <table:table-cell office:value-type="float" office:value="24214">
                <text:p>24214</text:p>
              </table:table-cell>
            </table:table-row>
            <table:table-row>
              <table:table-cell office:value-type="string">
                <text:p>14:28:50</text:p>
              </table:table-cell>
              <table:table-cell office:value-type="float" office:value="21766">
                <text:p>21766</text:p>
              </table:table-cell>
            </table:table-row>
            <table:table-row>
              <table:table-cell office:value-type="string">
                <text:p>14:28:51</text:p>
              </table:table-cell>
              <table:table-cell office:value-type="float" office:value="23789">
                <text:p>23789</text:p>
              </table:table-cell>
            </table:table-row>
            <table:table-row>
              <table:table-cell office:value-type="string">
                <text:p>14:28:52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14:28:5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14:28:55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14:28:56</text:p>
              </table:table-cell>
              <table:table-cell office:value-type="float" office:value="21547">
                <text:p>21547</text:p>
              </table:table-cell>
            </table:table-row>
            <table:table-row>
              <table:table-cell office:value-type="string">
                <text:p>14:28:57</text:p>
              </table:table-cell>
              <table:table-cell office:value-type="float" office:value="31223">
                <text:p>31223</text:p>
              </table:table-cell>
            </table:table-row>
            <table:table-row>
              <table:table-cell office:value-type="string">
                <text:p>14:28:58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string">
                <text:p>14:28:59</text:p>
              </table:table-cell>
              <table:table-cell office:value-type="float" office:value="20339">
                <text:p>20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5cm" chart:style-name="ch2">
          <text:p>Test 243, 100-800 TPS</text:p>
        </chart:title>
        <chart:legend chart:legend-position="end" svg:x="14.001cm" svg:y="4.005cm" style:legend-expansion="high" chart:style-name="ch3"/>
        <chart:plot-area chart:style-name="ch4" table:cell-range-address="test243.B1:test243.D32" chart:data-source-has-labels="both" svg:x="0.32cm" svg:y="1.248cm" svg:width="13.361cm" svg:height="7.572cm">
          <chartooo:coordinate-region svg:x="1.232cm" svg:y="1.248cm" svg:width="12.449cm" svg:height="5.97cm"/>
          <chart:axis chart:dimension="x" chart:name="primary-x" chart:style-name="ch5" chartooo:axis-type="auto">
            <chartooo:date-scale/>
            <chart:categories table:cell-range-address="test243.B2:test243.B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3.C2:test243.C32" chart:label-cell-address="test243.C1:test243.C1" chart:class="chart:bar">
            <chart:data-point chart:repeated="17"/>
          </chart:series>
          <chart:series chart:style-name="ch9" chart:values-cell-range-address="test243.D2:test243.D32" chart:label-cell-address="test243.D1:test243.D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43.C1:test243.C1</svg:desc>
                </draw:g>
              </table:table-cell>
              <table:table-cell office:value-type="string">
                <text:p>xfertime</text:p>
                <draw:g>
                  <svg:desc>test243.D1:test24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28:43</text:p>
                <draw:g>
                  <svg:desc>test243.B2:test243.B32</svg:desc>
                </draw:g>
              </table:table-cell>
              <table:table-cell office:value-type="float" office:value="0.17259">
                <text:p>0.17259</text:p>
                <draw:g>
                  <svg:desc>test243.C2:test243.C32</svg:desc>
                </draw:g>
              </table:table-cell>
              <table:table-cell office:value-type="float" office:value="0.000506">
                <text:p>0.000506</text:p>
                <draw:g>
                  <svg:desc>test243.D2:test243.D32</svg:desc>
                </draw:g>
              </table:table-cell>
            </table:table-row>
            <table:table-row>
              <table:table-cell office:value-type="string">
                <text:p>14:28:44</text:p>
              </table:table-cell>
              <table:table-cell office:value-type="float" office:value="0.072293">
                <text:p>0.072293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14:28:45</text:p>
              </table:table-cell>
              <table:table-cell office:value-type="float" office:value="0.24857">
                <text:p>0.24857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14:28:46</text:p>
              </table:table-cell>
              <table:table-cell office:value-type="float" office:value="0.306667">
                <text:p>0.306667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14:28:47</text:p>
              </table:table-cell>
              <table:table-cell office:value-type="float" office:value="0.162069">
                <text:p>0.162069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string">
                <text:p>14:28:48</text:p>
              </table:table-cell>
              <table:table-cell office:value-type="float" office:value="0.156133">
                <text:p>0.156133</text:p>
              </table:table-cell>
              <table:table-cell office:value-type="float" office:value="0.002556">
                <text:p>0.002556</text:p>
              </table:table-cell>
            </table:table-row>
            <table:table-row>
              <table:table-cell office:value-type="string">
                <text:p>14:28:49</text:p>
              </table:table-cell>
              <table:table-cell office:value-type="float" office:value="0.070466">
                <text:p>0.070466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14:28:50</text:p>
              </table:table-cell>
              <table:table-cell office:value-type="float" office:value="0.113036">
                <text:p>0.113036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14:28:51</text:p>
              </table:table-cell>
              <table:table-cell office:value-type="float" office:value="0.141386">
                <text:p>0.141386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14:28:52</text:p>
              </table:table-cell>
              <table:table-cell office:value-type="float" office:value="0.097354">
                <text:p>0.097354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0.090029">
                <text:p>0.090029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14:28:54</text:p>
              </table:table-cell>
              <table:table-cell office:value-type="float" office:value="0.093715">
                <text:p>0.093715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14:28:55</text:p>
              </table:table-cell>
              <table:table-cell office:value-type="float" office:value="0.093502">
                <text:p>0.093502</text:p>
              </table:table-cell>
              <table:table-cell office:value-type="float" office:value="0.000587">
                <text:p>0.000587</text:p>
              </table:table-cell>
            </table:table-row>
            <table:table-row>
              <table:table-cell office:value-type="string">
                <text:p>14:28:56</text:p>
              </table:table-cell>
              <table:table-cell office:value-type="float" office:value="0.099">
                <text:p>0.099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14:28:57</text:p>
              </table:table-cell>
              <table:table-cell office:value-type="float" office:value="0.105613">
                <text:p>0.105613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string">
                <text:p>14:28:58</text:p>
              </table:table-cell>
              <table:table-cell office:value-type="float" office:value="0.155923">
                <text:p>0.155923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string">
                <text:p>14:28:59</text:p>
              </table:table-cell>
              <table:table-cell office:value-type="float" office:value="0.1452">
                <text:p>0.1452</text:p>
              </table:table-cell>
              <table:table-cell office:value-type="float" office:value="0.000677">
                <text:p>0.0006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5cm" chart:style-name="ch2">
          <text:p>Test 243, 100-800 TPS</text:p>
        </chart:title>
        <chart:legend chart:legend-position="end" svg:x="13.366cm" svg:y="4.227cm" style:legend-expansion="high" chart:style-name="ch3"/>
        <chart:plot-area chart:style-name="ch4" table:cell-range-address="test243.B2:test243.B32 test243.G1:test243.G32" chart:data-source-has-labels="both" svg:x="0.32cm" svg:y="1.248cm" svg:width="12.726cm" svg:height="7.572cm">
          <chartooo:coordinate-region svg:x="1.127cm" svg:y="1.248cm" svg:width="11.919cm" svg:height="5.97cm"/>
          <chart:axis chart:dimension="x" chart:name="primary-x" chart:style-name="ch5" chartooo:axis-type="auto">
            <chartooo:date-scale/>
            <chart:categories table:cell-range-address="test243.B2:test243.B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3.G2:test243.G32" chart:label-cell-address="test243.G1:test243.G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43.G1:test24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28:43</text:p>
                <draw:g>
                  <svg:desc>test243.B2:test243.B32</svg:desc>
                </draw:g>
              </table:table-cell>
              <table:table-cell office:value-type="float" office:value="53">
                <text:p>53</text:p>
                <draw:g>
                  <svg:desc>test243.G2:test243.G32</svg:desc>
                </draw:g>
              </table:table-cell>
            </table:table-row>
            <table:table-row>
              <table:table-cell office:value-type="string">
                <text:p>14:28: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:28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:28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:28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:28: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:28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28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28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28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:28: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:28: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:28: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:28: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:28:5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:28:59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